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bc279" officeooo:paragraph-rsid="001bc27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d321b" officeooo:paragraph-rsid="001d321b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e4c3a" officeooo:paragraph-rsid="001e4c3a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8668" officeooo:paragraph-rsid="001e8668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ksy </text:p>
      <text:p text:style-name="P1">to nie jest normalna dokumentacja poki co tylko pisze to co łatwo zapomne</text:p>
      <text:p text:style-name="P1">w tabeli moves hm i tm to numer hm albo tm, 0 oznacza ze to nie jest tm</text:p>
      <text:p text:style-name="P1">w pokemonlearnmove 0 oznacza ze to nie jest move uczony levelem</text:p>
      <text:p text:style-name="P1"/>
      <text:p text:style-name="P2">w pokemon sprites jesli jest w np 7 i 9 generacji to zignorowac 1-6 ale dac nulle do 8, tak samo dac nulle jak nie ma shiny</text:p>
      <text:p text:style-name="P2"/>
      <text:p text:style-name="P3">species to np "grassland pokemon"</text:p>
      <text:p text:style-name="P4">przy dwóch typach effectiveness sie mnoz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9:05:56.196644576</meta:creation-date>
    <meta:editing-duration>PT1H28M44S</meta:editing-duration>
    <meta:editing-cycles>5</meta:editing-cycles>
    <meta:generator>LibreOffice/7.3.7.2$Linux_X86_64 LibreOffice_project/30$Build-2</meta:generator>
    <dc:date>2024-03-23T15:16:37.251513384</dc:date>
    <meta:document-statistic meta:table-count="0" meta:image-count="0" meta:object-count="0" meta:page-count="1" meta:paragraph-count="7" meta:word-count="81" meta:character-count="410" meta:non-whitespace-character-count="335"/>
  </office:meta>
</office:document-meta>
</file>